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1.863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8c033" officeooo:paragraph-rsid="0008c033"/>
    </style:style>
    <style:style style:name="P3" style:family="paragraph" style:parent-style-name="Table_20_Contents">
      <style:text-properties officeooo:rsid="00093f40" officeooo:paragraph-rsid="0008c033"/>
    </style:style>
    <style:style style:name="P4" style:family="paragraph" style:parent-style-name="Table_20_Contents">
      <style:text-properties officeooo:rsid="001c277c" officeooo:paragraph-rsid="001c277c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Azione_20_sistema">
      <style:text-properties officeooo:rsid="001c277c" officeooo:paragraph-rsid="001c277c"/>
    </style:style>
    <style:style style:name="P7" style:family="paragraph" style:parent-style-name="Azione_20_sistema">
      <style:paragraph-properties fo:margin-left="0cm" fo:margin-right="0cm" fo:text-indent="0cm" style:auto-text-indent="false"/>
      <style:text-properties officeooo:rsid="001c277c" officeooo:paragraph-rsid="001c277c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font-style="italic" fo:font-weight="normal" officeooo:paragraph-rsid="001eefa3" style:font-size-asian="14pt" style:font-style-asian="italic" style:font-weight-asian="normal" style:font-size-complex="14pt" style:font-style-complex="italic" style:font-weight-complex="normal"/>
    </style:style>
    <style:style style:name="P10" style:family="paragraph" style:parent-style-name="Standard" style:list-style-name="L1">
      <style:paragraph-properties fo:margin-left="0.058cm" fo:margin-right="0.028cm" fo:text-indent="0cm" style:auto-text-indent="false">
        <style:tab-stops/>
      </style:paragraph-properties>
      <style:text-properties officeooo:paragraph-rsid="000ad213"/>
    </style:style>
    <style:style style:name="P11" style:family="paragraph" style:parent-style-name="Azione_20_attore" style:list-style-name="Numerazione_20_UC">
      <style:text-properties officeooo:rsid="0008c033" officeooo:paragraph-rsid="001336ca"/>
    </style:style>
    <style:style style:name="P12" style:family="paragraph" style:parent-style-name="Azione_20_attore" style:list-style-name="">
      <style:paragraph-properties fo:margin-left="0cm" fo:margin-right="0.028cm" fo:text-indent="0cm" style:auto-text-indent="false">
        <style:tab-stops>
          <style:tab-stop style:position="0.55cm"/>
        </style:tab-stops>
      </style:paragraph-properties>
      <style:text-properties officeooo:rsid="001336ca" officeooo:paragraph-rsid="001336ca"/>
    </style:style>
    <style:style style:name="P13" style:family="paragraph" style:parent-style-name="Table_20_Contents">
      <style:text-properties officeooo:rsid="001e833c" officeooo:paragraph-rsid="001e833c"/>
    </style:style>
    <style:style style:name="T1" style:family="text">
      <style:text-properties officeooo:rsid="000ad213"/>
    </style:style>
    <style:style style:name="T2" style:family="text">
      <style:text-properties officeooo:rsid="000bec1c"/>
    </style:style>
    <style:style style:name="T3" style:family="text">
      <style:text-properties officeooo:rsid="001c277c"/>
    </style:style>
    <style:style style:name="T4" style:family="text">
      <style:text-properties officeooo:rsid="001cf92e"/>
    </style:style>
    <style:style style:name="T5" style:family="text">
      <style:text-properties officeooo:rsid="001eefa3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4">Notifica Event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2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<text:span text:style-name="T2"><text:s/></text:span><text:span text:style-name="T4">Utente Autenticat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L'utente accede al sistema e viene riconosciuto come <text:span text:style-name="T4">Utente Autenticat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3333806" text:style-name="Numerazione_20_UC">
              <text:list-item text:start-value="1">
                <text:p text:style-name="P11">L'<text:span text:style-name="T4">utente </text:span>accede alla <text:span text:style-name="T3">sua pagina iniziale</text:span></text:p>
                <text:p text:style-name="P6">2.Il sistema mostra all'utente la propria HomePage</text:p>
                <text:p text:style-name="P7">3.L'<text:span text:style-name="T4">utente </text:span>consulta il riquadro delle notifiche degli eventi prossimi</text:p>
              </text:list-item>
            </text:list>
            <text:p text:style-name="P12"/>
          </table:table-cell>
        </table:table-row>
        <table:table-row table:style-name="Tabella33.6">
          <table:table-cell table:style-name="Tabella33.A2" office:value-type="string">
            <text:p text:style-name="P1"><text:span text:style-name="T3">E</text:span>xit condition</text:p>
          </table:table-cell>
          <table:table-cell table:style-name="Tabella33.B2" office:value-type="string">
            <text:p text:style-name="P4">L'<text:span text:style-name="T4">utente </text:span>consulta correttamente gli eventi prossimi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3332869" text:style-name="L1">
              <text:list-header>
                <text:p text:style-name="P10">Nel caso di un errore utente, il sistema mostra all’utente un messaggio di errore che <text:span text:style-name="T1">ne indica la causa.</text:span></text:p>
              </text:list-header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13"/>
          </table:table-cell>
        </table:table-row>
      </table:table>
      <text:p text:style-name="P8"/>
      <text:p text:style-name="P9"><text:span text:style-name="T5">UC_H_40_Notifica_Eventi: Notifica event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WenQuanYi Zen Hei Sharp" style:font-size-asian="10pt" style:font-name-complex="Lohit Devanagari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25:03.96</meta:creation-date>
    <meta:editing-duration>PT6M19S</meta:editing-duration>
    <meta:editing-cycles>20</meta:editing-cycles>
    <meta:generator>LibreOffice/3.6$Windows_x86 LibreOffice_project/da8c1e6-fd468f4-454e206-f42a4a9-143cfd</meta:generator>
    <dc:date>2012-10-22T23:25:45.65</dc:date>
    <meta:document-statistic meta:table-count="1" meta:image-count="0" meta:object-count="0" meta:page-count="1" meta:paragraph-count="18" meta:word-count="84" meta:character-count="599" meta:non-whitespace-character-count="533"/>
  </office:meta>
</office:document-meta>
</file>